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ABILTZAILEAREN ERABILPEN KASUAK</text:p>
      <text:p text:style-name="P1"/>
      <text:p text:style-name="P1">Login egin</text:p>
      <text:p text:style-name="P2">Erabiltzailea gune bateko panelean bere NAN eta pasahitza idatziko ditu sisteman sartzeko. Panela gune bati eta soilik bati dagokio beraz erabiltzaileak dagoen guneko bizikletak soilik alokatu ahal izango ditu. </text:p>
      <text:p text:style-name="P2">Sistemak, erabiltzailea altan emanda dagoen konprobatzen du, eta emandako datuak zuzenak diren ikusten du. Datuak zuzenak izanez gero, sistemaren menu nagusia erakutsiko da, bestela izandako errorearen berri emango da.</text:p>
      <text:p text:style-name="P2"/>
      <text:p text:style-name="P1">Bizikleta alokatu</text:p>
      <text:p text:style-name="P2">Gunean esleitu gabe dauden bizikleta kopurua konprobatzen da. Kopuru hau bi baino txikiagoa bada eta beste gune bateko erabiltzaile batek bere txangoaren helmuga gune hau ez badu, bizikleta ezin izango da alokatu. Beste gune bateko erabiltzaileak helmugatzat gune hau aukeratzen badu, bizikleta alokatzeko aukera emango zaio.</text:p>
      <text:p text:style-name="P2"/>
      <text:p text:style-name="P2">Bizikleta bat aukeratu ondoren erabiltzaileari bere bidaiaren helmuga zein den adieraztea eskatuko zaio, horretarako eskuragarri dauden guneen zerrenda erakutsiaz.</text:p>
      <text:p text:style-name="P2"/>
      <text:p text:style-name="P2">Erabiltzaileak gunea aukeratzean, sistemak gune hartan leku librerik dagoen konprobatuko du. Konprobaketa hau honetan datza: helburu gunean libre dagoen toki kopurua gune horretara doazen erabiltzaileen kopurua baino handiagoa bada, tokia esleituko zaio, bestela beste gune bat aukeratu beharko du.</text:p>
      <text:p text:style-name="P2"/>
      <text:p text:style-name="P1">Bizikleta utzi</text:p>
      <text:p text:style-name="P1"><text:span text:style-name="T1">Erabiltzaileak gune honetan entregatzeko tokia esleituta badauka, bizikleta entregatzen uzten dio, bestela bere helmuga gunea zein den adierazten da.</text:span></text:p>
      <text:p text:style-name="P1"><text:span text:style-name="T1"/></text:p>
      <text:p text:style-name="P1">Zure datu estatistikoak ikusi</text:p>
      <text:p text:style-name="P2">Bertan bizikletak alokatu diren aldi kopurua, gehien erabili diren itinerarioak... ikusi ditzakete erabiltzaile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Torwidev</meta:initial-creator>
    <meta:creation-date>2008-11-11T17:36:20</meta:creation-date>
    <dc:creator>Torwidev</dc:creator>
    <dc:date>2008-11-11T17:58:15</dc:date>
    <meta:editing-cycles>1</meta:editing-cycles>
    <meta:editing-duration>PT6M4S</meta:editing-duration>
    <meta:user-defined meta:name="Información 1"/>
    <meta:user-defined meta:name="Información 2"/>
    <meta:user-defined meta:name="Información 3"/>
    <meta:user-defined meta:name="Información 4"/>
    <meta:document-statistic meta:table-count="0" meta:image-count="0" meta:object-count="0" meta:page-count="1" meta:paragraph-count="12" meta:word-count="207" meta:character-count="1580"/>
  </office:meta>
</office:document-meta>
</file>